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.33mm"/>
    </style:style>
    <style:style style:name="co3" style:family="table-column">
      <style:table-column-properties fo:break-before="auto" style:column-width="42.5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Gráfico" table:style-name="ta1">
        <table:shapes>
          <draw:frame draw:z-index="0" draw:style-name="gr1" draw:text-style-name="P1" svg:width="293.5mm" svg:height="89.99mm" svg:x="0.01mm" svg:y="0.01mm">
            <loext:p draw:notify-on-update-of-ranges="Dados.A1:Dados.A1 Dados.A2:Dados.A101 Dados.B1:Dados.B1 Dados.B2:Dados.B1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Dados" table:style-name="ta1"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osicao</text:p>
          </table:table-cell>
          <table:table-cell office:value-type="string" calcext:value-type="string">
            <text:p>quantidade de elemento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0">00/00/0000</text:date>, <text:time style:data-style-name="N2" text:time-value="09:54:30.4217571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30T09:55:31.378383366</dc:date>
    <meta:editing-duration>PT3M51S</meta:editing-duration>
    <meta:editing-cycles>3</meta:editing-cycles>
    <meta:generator>LibreOffice/5.1.6.2$Linux_X86_64 LibreOffice_project/10m0$Build-2</meta:generator>
    <meta:document-statistic meta:table-count="2" meta:cell-count="2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351cm" svg:height="9cm" xlink:href=".." xlink:type="simple" chart:class="chart:line" chart:style-name="ch1">
        <chart:title svg:x="9.062cm" svg:y="0.316cm" chart:style-name="ch2">
          <text:p>Gráfico da Tabela Hash com acumulação não polinomial</text:p>
        </chart:title>
        <chart:legend chart:legend-position="end" svg:x="24.171cm" svg:y="4.201cm" style:legend-expansion="high" chart:style-name="ch3"/>
        <chart:plot-area chart:style-name="ch4" table:cell-range-address="Dados.A1:Dados.B101" chart:data-source-has-labels="both" svg:x="1.598cm" svg:y="1.275cm" svg:width="21.986cm" svg:height="6.564cm">
          <chartooo:coordinate-region svg:x="2.219cm" svg:y="1.474cm" svg:width="21.225cm" svg:height="5.573cm"/>
          <chart:axis chart:dimension="x" chart:name="primary-x" chart:style-name="ch5" chartooo:axis-type="auto">
            <chartooo:date-scale/>
            <chart:title svg:x="11.317cm" svg:y="8.019cm" chart:style-name="ch6">
              <text:p>Posição do Vetor</text:p>
            </chart:title>
            <chart:categories table:cell-range-address="Dados.A2:Dados.A101"/>
          </chart:axis>
          <chart:axis chart:dimension="y" chart:name="primary-y" chart:style-name="ch5">
            <chart:title svg:x="0.451cm" svg:y="6.228cm" chart:style-name="ch7">
              <text:p>Número de Elementos</text:p>
            </chart:title>
            <chart:grid chart:style-name="ch8" chart:class="major"/>
          </chart:axis>
          <chart:series chart:style-name="ch9" chart:values-cell-range-address="Dados.B2:Dados.B101" chart:label-cell-address="Dados.B1:Dados.B1" chart:class="chart:line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antidade de elementos</text:p>
                <draw:g>
                  <svg:desc>Dados.B1:Dados.B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Dados.A2:Dados.A101</svg:desc>
                </draw:g>
              </table:table-cell>
              <table:table-cell office:value-type="float" office:value="7">
                <text:p>7</text:p>
                <draw:g>
                  <svg:desc>Dados.B2:Dados.B10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